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8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8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8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9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19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0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20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2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2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1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1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8">
            <text:p>Ministerial Department</text:p>
          </table:table-cell>
          <table:table-cell office:value-type="string" table:style-name="ce19">
            <text:p>Home Office</text:p>
          </table:table-cell>
          <table:table-cell office:value-type="float" office:value="5601" table:style-name="ce21">
            <text:p>5,601</text:p>
          </table:table-cell>
          <table:table-cell office:value-type="float" office:value="5132.68" table:style-name="ce23">
            <text:p>5,133</text:p>
          </table:table-cell>
          <table:table-cell office:value-type="float" office:value="9998" table:style-name="ce25">
            <text:p>9,998</text:p>
          </table:table-cell>
          <table:table-cell office:value-type="float" office:value="9480.5400000000009" table:style-name="ce27">
            <text:p>9,481</text:p>
          </table:table-cell>
          <table:table-cell office:value-type="float" office:value="5669" table:style-name="ce29">
            <text:p>5,669</text:p>
          </table:table-cell>
          <table:table-cell office:value-type="float" office:value="5468.04" table:style-name="ce31">
            <text:p>5,468</text:p>
          </table:table-cell>
          <table:table-cell office:value-type="float" office:value="1726" table:style-name="ce33">
            <text:p>1,726</text:p>
          </table:table-cell>
          <table:table-cell office:value-type="float" office:value="1683.41" table:style-name="ce34">
            <text:p>1,683</text:p>
          </table:table-cell>
          <table:table-cell office:value-type="float" office:value="194" table:style-name="ce74">
            <text:p>194</text:p>
          </table:table-cell>
          <table:table-cell office:value-type="float" office:value="193.18" table:style-name="ce76">
            <text:p>193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23188" table:content-validation-name="val3" table:style-name="ce105">
            <text:p>23,188</text:p>
          </table:table-cell>
          <table:table-cell office:value-type="float" office:value="21957.850000000002" table:content-validation-name="val3" table:style-name="ce106">
            <text:p>21,958</text:p>
          </table:table-cell>
          <table:table-cell office:value-type="float" office:value="2573" table:style-name="ce109">
            <text:p>2,573</text:p>
          </table:table-cell>
          <table:table-cell office:value-type="float" office:value="2451.0500000000002" table:style-name="ce152">
            <text:p>2,451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2573" table:style-name="ce201">
            <text:p>2,573</text:p>
          </table:table-cell>
          <table:table-cell office:value-type="float" office:value="2451.0500000000002" table:style-name="ce205">
            <text:p>2,451</text:p>
          </table:table-cell>
          <table:table-cell office:value-type="float" office:value="25761" table:content-validation-name="val3" table:style-name="ce200">
            <text:p>25,761</text:p>
          </table:table-cell>
          <table:table-cell office:value-type="float" office:value="24408.9" table:content-validation-name="val3" table:style-name="ce199">
            <text:p>24,409</text:p>
          </table:table-cell>
          <table:table-cell office:value-type="currency" office:value="54884000" table:content-validation-name="val2" table:style-name="ce9">
            <text:p>£54,884,000.00</text:p>
          </table:table-cell>
          <table:table-cell office:value-type="currency" office:value="8645000" table:content-validation-name="val2" table:style-name="ce9">
            <text:p>£8,645,000.00</text:p>
          </table:table-cell>
          <table:table-cell office:value-type="currency" office:value="30000" table:content-validation-name="val2" table:style-name="ce9">
            <text:p>£30,000.00</text:p>
          </table:table-cell>
          <table:table-cell office:value-type="currency" office:value="810000" table:content-validation-name="val2" table:style-name="ce9">
            <text:p>£810,000.00</text:p>
          </table:table-cell>
          <table:table-cell office:value-type="currency" office:value="12097000" table:content-validation-name="val2" table:style-name="ce9">
            <text:p>£12,097,000.00</text:p>
          </table:table-cell>
          <table:table-cell office:value-type="currency" office:value="5170000" table:content-validation-name="val2" table:style-name="ce9">
            <text:p>£5,170,000.00</text:p>
          </table:table-cell>
          <table:table-cell office:value-type="currency" office:value="81636000" table:style-name="ce10">
            <text:p>£81,636,000.00</text:p>
          </table:table-cell>
          <table:table-cell office:value-type="currency" office:value="6962000" table:content-validation-name="val2" table:style-name="ce11">
            <text:p>£6,962,000.00</text:p>
          </table:table-cell>
          <table:table-cell office:value-type="currency" office:value="516000" table:content-validation-name="val2" table:style-name="ce11">
            <text:p>£516,000.00</text:p>
          </table:table-cell>
          <table:table-cell office:value-type="currency" office:value="7478000" table:style-name="ce10">
            <text:p>£7,478,000.00</text:p>
          </table:table-cell>
          <table:table-cell office:value-type="currency" office:value="89114000" table:style-name="ce12">
            <text:p>£89,114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18">
            <text:p>Executive Agency</text:p>
          </table:table-cell>
          <table:table-cell office:value-type="string" table:style-name="ce19">
            <text:p>Home Office</text:p>
          </table:table-cell>
          <table:table-cell office:value-type="float" office:value="2158" table:style-name="ce20">
            <text:p>2,158</text:p>
          </table:table-cell>
          <table:table-cell office:value-type="float" office:value="1875.11" table:style-name="ce22">
            <text:p>1,875</text:p>
          </table:table-cell>
          <table:table-cell office:value-type="float" office:value="864" table:style-name="ce24">
            <text:p>864</text:p>
          </table:table-cell>
          <table:table-cell office:value-type="float" office:value="776.3" table:style-name="ce26">
            <text:p>776</text:p>
          </table:table-cell>
          <table:table-cell office:value-type="float" office:value="492" table:style-name="ce28">
            <text:p>492</text:p>
          </table:table-cell>
          <table:table-cell office:value-type="float" office:value="480.4" table:style-name="ce30">
            <text:p>480</text:p>
          </table:table-cell>
          <table:table-cell office:value-type="float" office:value="120" table:style-name="ce32">
            <text:p>120</text:p>
          </table:table-cell>
          <table:table-cell office:value-type="float" office:value="118.92" table:style-name="ce35">
            <text:p>119</text:p>
          </table:table-cell>
          <table:table-cell office:value-type="float" office:value="10" table:style-name="ce75">
            <text:p>10</text:p>
          </table:table-cell>
          <table:table-cell office:value-type="float" office:value="10" table:style-name="ce77">
            <text:p>1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3644" table:content-validation-name="val3" table:style-name="ce87">
            <text:p>3,644</text:p>
          </table:table-cell>
          <table:table-cell office:value-type="float" office:value="3260.73" table:content-validation-name="val3" table:style-name="ce107">
            <text:p>3,261</text:p>
          </table:table-cell>
          <table:table-cell office:value-type="float" office:value="3" table:style-name="ce108">
            <text:p>3</text:p>
          </table:table-cell>
          <table:table-cell office:value-type="float" office:value="3" table:style-name="ce151">
            <text:p>3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204">
            <text:p>0</text:p>
          </table:table-cell>
          <table:table-cell office:value-type="float" office:value="3" table:style-name="ce87">
            <text:p>3</text:p>
          </table:table-cell>
          <table:table-cell office:value-type="float" office:value="3" table:style-name="ce107">
            <text:p>3</text:p>
          </table:table-cell>
          <table:table-cell office:value-type="float" office:value="3647" table:content-validation-name="val3" table:style-name="ce210">
            <text:p>3,647</text:p>
          </table:table-cell>
          <table:table-cell office:value-type="float" office:value="3263.73" table:content-validation-name="val3" table:style-name="ce202">
            <text:p>3,264</text:p>
          </table:table-cell>
          <table:table-cell office:value-type="currency" office:value="6171000" table:content-validation-name="val2" table:style-name="ce9">
            <text:p>£6,171,000.00</text:p>
          </table:table-cell>
          <table:table-cell office:value-type="currency" office:value="94000" table:content-validation-name="val2" table:style-name="ce9">
            <text:p>£94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99000" table:content-validation-name="val2" table:style-name="ce9">
            <text:p>£199,000.00</text:p>
          </table:table-cell>
          <table:table-cell office:value-type="currency" office:value="1128000" table:content-validation-name="val2" table:style-name="ce9">
            <text:p>£1,128,000.00</text:p>
          </table:table-cell>
          <table:table-cell office:value-type="currency" office:value="421000" table:content-validation-name="val2" table:style-name="ce9">
            <text:p>£421,000.00</text:p>
          </table:table-cell>
          <table:table-cell office:value-type="currency" office:value="8013000" table:style-name="ce10">
            <text:p>£8,013,000.00</text:p>
          </table:table-cell>
          <table:table-cell office:value-type="currency" office:value="65000" table:content-validation-name="val2" table:style-name="ce11">
            <text:p>£65,000.00</text:p>
          </table:table-cell>
          <table:table-cell office:value-type="currency" office:value="59000" table:content-validation-name="val2" table:style-name="ce11">
            <text:p>£59,000.00</text:p>
          </table:table-cell>
          <table:table-cell office:value-type="currency" office:value="124000" table:style-name="ce10">
            <text:p>£124,000.00</text:p>
          </table:table-cell>
          <table:table-cell office:value-type="currency" office:value="8137000" table:style-name="ce12">
            <text:p>£8,137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/text:p>
          </table:table-cell>
          <table:table-cell office:value-type="string" table:style-name="ce43">
            <text:p>Executive Agency</text:p>
          </table:table-cell>
          <table:table-cell office:value-type="string" table:style-name="ce44">
            <text:p>Home Office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5" table:style-name="ce51">
            <text:p>5</text:p>
          </table:table-cell>
          <table:table-cell office:value-type="float" office:value="5" table:style-name="ce52">
            <text:p>5</text:p>
          </table:table-cell>
          <table:table-cell office:value-type="float" office:value="6" table:style-name="ce36">
            <text:p>6</text:p>
          </table:table-cell>
          <table:table-cell office:value-type="float" office:value="6" table:style-name="ce38">
            <text:p>6</text:p>
          </table:table-cell>
          <table:table-cell office:value-type="float" office:value="2" table:style-name="ce40">
            <text:p>2</text:p>
          </table:table-cell>
          <table:table-cell office:value-type="float" office:value="2" table:style-name="ce69">
            <text:p>2</text:p>
          </table:table-cell>
          <table:table-cell office:value-type="float" office:value="2" table:style-name="ce71">
            <text:p>2</text:p>
          </table:table-cell>
          <table:table-cell office:value-type="float" office:value="2" table:style-name="ce72">
            <text:p>2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5" table:content-validation-name="val3" table:style-name="ce87">
            <text:p>15</text:p>
          </table:table-cell>
          <table:table-cell office:value-type="float" office:value="15" table:content-validation-name="val3" table:style-name="ce85">
            <text:p>15</text:p>
          </table:table-cell>
          <table:table-cell office:value-type="float" office:value="6" table:style-name="ce115">
            <text:p>6</text:p>
          </table:table-cell>
          <table:table-cell office:value-type="float" office:value="5" table:style-name="ce111">
            <text:p>5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6" table:style-name="ce87">
            <text:p>6</text:p>
          </table:table-cell>
          <table:table-cell office:value-type="float" office:value="5" table:style-name="ce208">
            <text:p>5</text:p>
          </table:table-cell>
          <table:table-cell office:value-type="float" office:value="21" table:content-validation-name="val3" table:style-name="ce210">
            <text:p>21</text:p>
          </table:table-cell>
          <table:table-cell office:value-type="float" office:value="20" table:content-validation-name="val3" table:style-name="ce216">
            <text:p>20</text:p>
          </table:table-cell>
          <table:table-cell office:value-type="currency" office:value="-6000" table:content-validation-name="val2" table:style-name="ce9">
            <text:p>-£6,000.00</text:p>
          </table:table-cell>
          <table:table-cell office:value-type="currency" office:value="3000" table:content-validation-name="val2" table:style-name="ce9">
            <text:p>£3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2000" table:content-validation-name="val2" table:style-name="ce9">
            <text:p>£22,000.00</text:p>
          </table:table-cell>
          <table:table-cell office:value-type="currency" office:value="10000" table:content-validation-name="val2" table:style-name="ce9">
            <text:p>£10,000.00</text:p>
          </table:table-cell>
          <table:table-cell office:value-type="currency" office:value="29000" table:style-name="ce10">
            <text:p>£29,000.00</text:p>
          </table:table-cell>
          <table:table-cell office:value-type="currency" office:value="17000" table:content-validation-name="val2" table:style-name="ce11">
            <text:p>£17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7000" table:style-name="ce10">
            <text:p>£17,000.00</text:p>
          </table:table-cell>
          <table:table-cell office:value-type="currency" office:value="46000" table:style-name="ce12">
            <text:p>£46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42">
            <text:p>Executive Non-Departmental Public Body</text:p>
          </table:table-cell>
          <table:table-cell office:value-type="string" table:style-name="ce45">
            <text:p>Home Office</text:p>
          </table:table-cell>
          <table:table-cell office:value-type="float" office:value="282" table:style-name="ce47">
            <text:p>282</text:p>
          </table:table-cell>
          <table:table-cell office:value-type="float" office:value="253.95" table:style-name="ce48">
            <text:p>254</text:p>
          </table:table-cell>
          <table:table-cell office:value-type="float" office:value="180" table:style-name="ce50">
            <text:p>180</text:p>
          </table:table-cell>
          <table:table-cell office:value-type="float" office:value="170.15" table:style-name="ce53">
            <text:p>170</text:p>
          </table:table-cell>
          <table:table-cell office:value-type="float" office:value="239" table:style-name="ce37">
            <text:p>239</text:p>
          </table:table-cell>
          <table:table-cell office:value-type="float" office:value="229.07" table:style-name="ce39">
            <text:p>229</text:p>
          </table:table-cell>
          <table:table-cell office:value-type="float" office:value="31" table:style-name="ce41">
            <text:p>31</text:p>
          </table:table-cell>
          <table:table-cell office:value-type="float" office:value="28.3" table:style-name="ce68">
            <text:p>28</text:p>
          </table:table-cell>
          <table:table-cell office:value-type="float" office:value="5" table:style-name="ce70">
            <text:p>5</text:p>
          </table:table-cell>
          <table:table-cell office:value-type="float" office:value="4.24" table:style-name="ce73">
            <text:p>4</text:p>
          </table:table-cell>
          <table:table-cell office:value-type="float" office:value="4" table:style-name="ce81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741" table:content-validation-name="val3" table:style-name="ce87">
            <text:p>741</text:p>
          </table:table-cell>
          <table:table-cell office:value-type="float" office:value="689.71" table:content-validation-name="val3" table:style-name="ce86">
            <text:p>69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16" table:style-name="ce192">
            <text:p>16</text:p>
          </table:table-cell>
          <table:table-cell office:value-type="float" office:value="16" table:style-name="ce191">
            <text:p>16</text:p>
          </table:table-cell>
          <table:table-cell office:value-type="float" office:value="16" table:style-name="ce87">
            <text:p>16</text:p>
          </table:table-cell>
          <table:table-cell office:value-type="float" office:value="16" table:style-name="ce209">
            <text:p>16</text:p>
          </table:table-cell>
          <table:table-cell office:value-type="float" office:value="757" table:content-validation-name="val3" table:style-name="ce210">
            <text:p>757</text:p>
          </table:table-cell>
          <table:table-cell office:value-type="float" office:value="705.71" table:content-validation-name="val3" table:style-name="ce213">
            <text:p>706</text:p>
          </table:table-cell>
          <table:table-cell office:value-type="currency" office:value="1594312.44" table:content-validation-name="val1" table:style-name="ce9">
            <text:p>£1,594,312.44</text:p>
          </table:table-cell>
          <table:table-cell office:value-type="currency" office:value="162795.97" table:content-validation-name="val1" table:style-name="ce9">
            <text:p>£162,795.97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32801.660000000003" table:content-validation-name="val1" table:style-name="ce9">
            <text:p>£32,801.66</text:p>
          </table:table-cell>
          <table:table-cell office:value-type="currency" office:value="294392.01" table:content-validation-name="val1" table:style-name="ce9">
            <text:p>£294,392.01</text:p>
          </table:table-cell>
          <table:table-cell office:value-type="currency" office:value="137736.60999999999" table:content-validation-name="val1" table:style-name="ce9">
            <text:p>£137,736.61</text:p>
          </table:table-cell>
          <table:table-cell office:value-type="currency" office:value="2222038.69" table:style-name="ce10">
            <text:p>£2,222,038.69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267927.03999999998" table:content-validation-name="val2" table:style-name="ce11">
            <text:p>£267,927.04</text:p>
          </table:table-cell>
          <table:table-cell office:value-type="currency" office:value="267927.03999999998" table:style-name="ce10">
            <text:p>£267,927.04</text:p>
          </table:table-cell>
          <table:table-cell office:value-type="currency" office:value="2489965.73" table:style-name="ce12">
            <text:p>£2,489,965.7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33">
            <text:p>Executive Non-Departmental Public Body</text:p>
          </table:table-cell>
          <table:table-cell office:value-type="string" table:style-name="ce135">
            <text:p>Home Office</text:p>
          </table:table-cell>
          <table:table-cell office:value-type="float" office:value="39" table:style-name="ce125">
            <text:p>39</text:p>
          </table:table-cell>
          <table:table-cell office:value-type="float" office:value="37.405300000000004" table:style-name="ce128">
            <text:p>37</text:p>
          </table:table-cell>
          <table:table-cell office:value-type="float" office:value="45" table:style-name="ce129">
            <text:p>45</text:p>
          </table:table-cell>
          <table:table-cell office:value-type="float" office:value="44.6081" table:style-name="ce119">
            <text:p>45</text:p>
          </table:table-cell>
          <table:table-cell office:value-type="float" office:value="408" table:style-name="ce122">
            <text:p>408</text:p>
          </table:table-cell>
          <table:table-cell office:value-type="float" office:value="400.58150000000001" table:style-name="ce123">
            <text:p>401</text:p>
          </table:table-cell>
          <table:table-cell office:value-type="float" office:value="39" table:style-name="ce55">
            <text:p>39</text:p>
          </table:table-cell>
          <table:table-cell office:value-type="float" office:value="38.9054" table:style-name="ce56">
            <text:p>39</text:p>
          </table:table-cell>
          <table:table-cell office:value-type="float" office:value="5" table:style-name="ce58">
            <text:p>5</text:p>
          </table:table-cell>
          <table:table-cell office:value-type="float" office:value="5" table:style-name="ce91">
            <text:p>5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536" table:content-validation-name="val3" table:style-name="ce87">
            <text:p>536</text:p>
          </table:table-cell>
          <table:table-cell office:value-type="float" office:value="526.50030000000004" table:content-validation-name="val3" table:style-name="ce96">
            <text:p>527</text:p>
          </table:table-cell>
          <table:table-cell office:value-type="float" office:value="26" table:style-name="ce116">
            <text:p>26</text:p>
          </table:table-cell>
          <table:table-cell office:value-type="float" office:value="26" table:style-name="ce112">
            <text:p>26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82">
            <text:p>1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27" table:style-name="ce87">
            <text:p>27</text:p>
          </table:table-cell>
          <table:table-cell office:value-type="float" office:value="27" table:style-name="ce206">
            <text:p>27</text:p>
          </table:table-cell>
          <table:table-cell office:value-type="float" office:value="563" table:content-validation-name="val3" table:style-name="ce210">
            <text:p>563</text:p>
          </table:table-cell>
          <table:table-cell office:value-type="float" office:value="553.50030000000004" table:content-validation-name="val3" table:style-name="ce214">
            <text:p>554</text:p>
          </table:table-cell>
          <table:table-cell office:value-type="currency" office:value="1391955.97" table:content-validation-name="val2" table:style-name="ce9">
            <text:p>£1,391,955.97</text:p>
          </table:table-cell>
          <table:table-cell office:value-type="currency" office:value="69485.930000000008" table:content-validation-name="val2" table:style-name="ce9">
            <text:p>£69,485.93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7049" table:content-validation-name="val2" table:style-name="ce9">
            <text:p>£17,049.00</text:p>
          </table:table-cell>
          <table:table-cell office:value-type="currency" office:value="270116.65999999997" table:content-validation-name="val2" table:style-name="ce9">
            <text:p>£270,116.66</text:p>
          </table:table-cell>
          <table:table-cell office:value-type="currency" office:value="124036.78" table:content-validation-name="val2" table:style-name="ce9">
            <text:p>£124,036.78</text:p>
          </table:table-cell>
          <table:table-cell office:value-type="currency" office:value="1872644.3399999999" table:style-name="ce10">
            <text:p>£1,872,644.34</text:p>
          </table:table-cell>
          <table:table-cell office:value-type="currency" office:value="177193" table:content-validation-name="val2" table:style-name="ce11">
            <text:p>£177,193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77193" table:style-name="ce10">
            <text:p>£177,193.00</text:p>
          </table:table-cell>
          <table:table-cell office:value-type="currency" office:value="2049837.3399999999" table:style-name="ce12">
            <text:p>£2,049,837.3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32">
            <text:p>Executive Non-Departmental Public Body</text:p>
          </table:table-cell>
          <table:table-cell office:value-type="string" table:style-name="ce138">
            <text:p>Home Office</text:p>
          </table:table-cell>
          <table:table-cell office:value-type="float" office:value="12" table:style-name="ce126">
            <text:p>12</text:p>
          </table:table-cell>
          <table:table-cell office:value-type="float" office:value="11" table:style-name="ce127">
            <text:p>11</text:p>
          </table:table-cell>
          <table:table-cell office:value-type="float" office:value="9" table:style-name="ce130">
            <text:p>9</text:p>
          </table:table-cell>
          <table:table-cell office:value-type="float" office:value="9" table:style-name="ce120">
            <text:p>9</text:p>
          </table:table-cell>
          <table:table-cell office:value-type="float" office:value="37" table:style-name="ce121">
            <text:p>37</text:p>
          </table:table-cell>
          <table:table-cell office:value-type="float" office:value="36" table:style-name="ce124">
            <text:p>36</text:p>
          </table:table-cell>
          <table:table-cell office:value-type="float" office:value="2" table:style-name="ce54">
            <text:p>2</text:p>
          </table:table-cell>
          <table:table-cell office:value-type="float" office:value="1.8" table:style-name="ce57">
            <text:p>2</text:p>
          </table:table-cell>
          <table:table-cell office:value-type="float" office:value="1" table:style-name="ce59">
            <text:p>1</text:p>
          </table:table-cell>
          <table:table-cell office:value-type="float" office:value="0.6" table:style-name="ce90">
            <text:p>1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61" table:content-validation-name="val3" table:style-name="ce87">
            <text:p>61</text:p>
          </table:table-cell>
          <table:table-cell office:value-type="float" office:value="58.4" table:content-validation-name="val3" table:style-name="ce97">
            <text:p>58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211">
            <text:p>0</text:p>
          </table:table-cell>
          <table:table-cell office:value-type="float" office:value="61" table:content-validation-name="val3" table:style-name="ce210">
            <text:p>61</text:p>
          </table:table-cell>
          <table:table-cell office:value-type="float" office:value="58.4" table:content-validation-name="val3" table:style-name="ce215">
            <text:p>58</text:p>
          </table:table-cell>
          <table:table-cell office:value-type="currency" office:value="160368" table:content-validation-name="val2" table:style-name="ce9">
            <text:p>£160,368.00</text:p>
          </table:table-cell>
          <table:table-cell office:value-type="currency" office:value="98" table:content-validation-name="val2" table:style-name="ce9">
            <text:p>£98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636" table:content-validation-name="val2" table:style-name="ce9">
            <text:p>£28,636.00</text:p>
          </table:table-cell>
          <table:table-cell office:value-type="currency" office:value="13025" table:content-validation-name="val2" table:style-name="ce9">
            <text:p>£13,025.00</text:p>
          </table:table-cell>
          <table:table-cell office:value-type="currency" office:value="202127" table:style-name="ce10">
            <text:p>£202,127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2127" table:style-name="ce12">
            <text:p>£202,127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31">
            <text:p>Executive Non-Departmental Public Body</text:p>
          </table:table-cell>
          <table:table-cell office:value-type="string" table:style-name="ce136">
            <text:p>Home Office</text:p>
          </table:table-cell>
          <table:table-cell office:value-type="float" office:value="36" table:style-name="ce146">
            <text:p>36</text:p>
          </table:table-cell>
          <table:table-cell office:value-type="float" office:value="35.4" table:style-name="ce147">
            <text:p>35</text:p>
          </table:table-cell>
          <table:table-cell office:value-type="float" office:value="19" table:style-name="ce149">
            <text:p>19</text:p>
          </table:table-cell>
          <table:table-cell office:value-type="float" office:value="19" table:style-name="ce139">
            <text:p>19</text:p>
          </table:table-cell>
          <table:table-cell office:value-type="float" office:value="94" table:style-name="ce142">
            <text:p>94</text:p>
          </table:table-cell>
          <table:table-cell office:value-type="float" office:value="93.6" table:style-name="ce143">
            <text:p>94</text:p>
          </table:table-cell>
          <table:table-cell office:value-type="float" office:value="19" table:style-name="ce61">
            <text:p>19</text:p>
          </table:table-cell>
          <table:table-cell office:value-type="float" office:value="18.600000000000001" table:style-name="ce62">
            <text:p>19</text:p>
          </table:table-cell>
          <table:table-cell office:value-type="float" office:value="4" table:style-name="ce64">
            <text:p>4</text:p>
          </table:table-cell>
          <table:table-cell office:value-type="float" office:value="4" table:style-name="ce67">
            <text:p>4</text:p>
          </table:table-cell>
          <table:table-cell office:value-type="float" office:value="6" table:style-name="ce98">
            <text:p>6</text:p>
          </table:table-cell>
          <table:table-cell office:value-type="float" office:value="0.4" table:style-name="ce100">
            <text:p>0</text:p>
          </table:table-cell>
          <table:table-cell office:value-type="float" office:value="178" table:content-validation-name="val3" table:style-name="ce87">
            <text:p>178</text:p>
          </table:table-cell>
          <table:table-cell office:value-type="float" office:value="171" table:content-validation-name="val3" table:style-name="ce101">
            <text:p>171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17">
            <text:p>1</text:p>
          </table:table-cell>
          <table:table-cell office:value-type="float" office:value="13" table:style-name="ce163">
            <text:p>13</text:p>
          </table:table-cell>
          <table:table-cell office:value-type="float" office:value="12.4" table:style-name="ce166">
            <text:p>12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14" table:style-name="ce87">
            <text:p>14</text:p>
          </table:table-cell>
          <table:table-cell office:value-type="float" office:value="13.4" table:style-name="ce207">
            <text:p>13</text:p>
          </table:table-cell>
          <table:table-cell office:value-type="float" office:value="192" table:content-validation-name="val3" table:style-name="ce210">
            <text:p>192</text:p>
          </table:table-cell>
          <table:table-cell office:value-type="float" office:value="184.4" table:content-validation-name="val3" table:style-name="ce212">
            <text:p>184</text:p>
          </table:table-cell>
          <table:table-cell office:value-type="currency" office:value="506296.59" table:content-validation-name="val1" table:style-name="ce9">
            <text:p>£506,296.59</text:p>
          </table:table-cell>
          <table:table-cell office:value-type="currency" office:value="36815.269999999997" table:content-validation-name="val1" table:style-name="ce9">
            <text:p>£36,815.27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908.23" table:content-validation-name="val1" table:style-name="ce9">
            <text:p>£908.23</text:p>
          </table:table-cell>
          <table:table-cell office:value-type="currency" office:value="96422.54" table:content-validation-name="val1" table:style-name="ce9">
            <text:p>£96,422.54</text:p>
          </table:table-cell>
          <table:table-cell office:value-type="currency" office:value="46861.8" table:content-validation-name="val1" table:style-name="ce9">
            <text:p>£46,861.80</text:p>
          </table:table-cell>
          <table:table-cell office:value-type="currency" office:value="687304.43" table:style-name="ce10">
            <text:p>£687,304.43</text:p>
          </table:table-cell>
          <table:table-cell office:value-type="currency" office:value="169270.32" table:content-validation-name="val1" table:style-name="ce11">
            <text:p>£169,270.32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69270.32" table:style-name="ce10">
            <text:p>£169,270.32</text:p>
          </table:table-cell>
          <table:table-cell office:value-type="currency" office:value="856574.75" table:style-name="ce12">
            <text:p>£856,574.75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Crime Agency</text:p>
          </table:table-cell>
          <table:table-cell office:value-type="string" table:style-name="ce134">
            <text:p>Non-Ministerial Department</text:p>
          </table:table-cell>
          <table:table-cell office:value-type="string" table:style-name="ce137">
            <text:p>Home Office</text:p>
          </table:table-cell>
          <table:table-cell office:value-type="float" office:value="343" table:style-name="ce145">
            <text:p>343</text:p>
          </table:table-cell>
          <table:table-cell office:value-type="float" office:value="321.10000000000002" table:style-name="ce148">
            <text:p>321</text:p>
          </table:table-cell>
          <table:table-cell office:value-type="float" office:value="1821" table:style-name="ce150">
            <text:p>1,821</text:p>
          </table:table-cell>
          <table:table-cell office:value-type="float" office:value="1773.3" table:style-name="ce140">
            <text:p>1,773</text:p>
          </table:table-cell>
          <table:table-cell office:value-type="float" office:value="1737" table:style-name="ce141">
            <text:p>1,737</text:p>
          </table:table-cell>
          <table:table-cell office:value-type="float" office:value="1700.1" table:style-name="ce144">
            <text:p>1,700</text:p>
          </table:table-cell>
          <table:table-cell office:value-type="float" office:value="239" table:style-name="ce60">
            <text:p>239</text:p>
          </table:table-cell>
          <table:table-cell office:value-type="float" office:value="235.8" table:style-name="ce63">
            <text:p>236</text:p>
          </table:table-cell>
          <table:table-cell office:value-type="float" office:value="25" table:style-name="ce65">
            <text:p>25</text:p>
          </table:table-cell>
          <table:table-cell office:value-type="float" office:value="24.6" table:style-name="ce66">
            <text:p>25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4165" table:content-validation-name="val3" table:style-name="ce14">
            <text:p>4,165</text:p>
          </table:table-cell>
          <table:table-cell office:value-type="float" office:value="4054.9" table:content-validation-name="val3" table:style-name="ce14">
            <text:p>4,055</text:p>
          </table:table-cell>
          <table:table-cell office:value-type="float" office:value="32" table:style-name="ce103">
            <text:p>32</text:p>
          </table:table-cell>
          <table:table-cell office:value-type="float" office:value="32" table:style-name="ce104">
            <text:p>32</text:p>
          </table:table-cell>
          <table:table-cell office:value-type="float" office:value="108" table:style-name="ce164">
            <text:p>108</text:p>
          </table:table-cell>
          <table:table-cell office:value-type="float" office:value="104.6" table:style-name="ce165">
            <text:p>105</text:p>
          </table:table-cell>
          <table:table-cell office:value-type="float" office:value="30" table:style-name="ce168">
            <text:p>30</text:p>
          </table:table-cell>
          <table:table-cell office:value-type="float" office:value="30" table:style-name="ce193">
            <text:p>30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7">
            <text:p>0</text:p>
          </table:table-cell>
          <table:table-cell office:value-type="float" office:value="170" table:style-name="ce14">
            <text:p>170</text:p>
          </table:table-cell>
          <table:table-cell office:value-type="float" office:value="166.6" table:style-name="ce14">
            <text:p>167</text:p>
          </table:table-cell>
          <table:table-cell office:value-type="float" office:value="4335" table:content-validation-name="val3" table:style-name="ce15">
            <text:p>4,335</text:p>
          </table:table-cell>
          <table:table-cell office:value-type="float" office:value="4221.5" table:content-validation-name="val3" table:style-name="ce15">
            <text:p>4,222</text:p>
          </table:table-cell>
          <table:table-cell office:value-type="currency" office:value="11939854" table:content-validation-name="val2" table:style-name="ce9">
            <text:p>£11,939,854.00</text:p>
          </table:table-cell>
          <table:table-cell office:value-type="currency" office:value="1216069" table:content-validation-name="val2" table:style-name="ce9">
            <text:p>£1,216,069.00</text:p>
          </table:table-cell>
          <table:table-cell office:value-type="currency" office:value="24328.57" table:content-validation-name="val2" table:style-name="ce9">
            <text:p>£24,328.57</text:p>
          </table:table-cell>
          <table:table-cell office:value-type="currency" office:value="1167972" table:content-validation-name="val2" table:style-name="ce9">
            <text:p>£1,167,972.00</text:p>
          </table:table-cell>
          <table:table-cell office:value-type="currency" office:value="2534899" table:content-validation-name="val2" table:style-name="ce9">
            <text:p>£2,534,899.00</text:p>
          </table:table-cell>
          <table:table-cell office:value-type="currency" office:value="1199198" table:content-validation-name="val2" table:style-name="ce9">
            <text:p>£1,199,198.00</text:p>
          </table:table-cell>
          <table:table-cell office:value-type="currency" office:value="18082320.57" table:style-name="ce10">
            <text:p>£18,082,320.57</text:p>
          </table:table-cell>
          <table:table-cell office:value-type="currency" office:value="961524" table:content-validation-name="val2" table:style-name="ce11">
            <text:p>£961,524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961524" table:style-name="ce10">
            <text:p>£961,524.00</text:p>
          </table:table-cell>
          <table:table-cell office:value-type="currency" office:value="19043844.57" table:style-name="ce12">
            <text:p>£19,043,844.57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Ashley Hughes</dc:creator>
    <meta:creation-date>2012-07-18T14:50:11Z</meta:creation-date>
    <dc:date>2014-02-21T10:07:16Z</dc:date>
  </office:meta>
</office:document-meta>
</file>